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tilliumText22L-Regular" svg:font-family="TitilliumText22L-Regular, sans-serif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704cm" style:rel-column-width="2100*"/>
    </style:style>
    <style:style style:name="Tabelle1.B" style:family="table-column">
      <style:table-column-properties style:column-width="6.692cm" style:rel-column-width="3794*"/>
    </style:style>
    <style:style style:name="Tabelle1.C" style:family="table-column">
      <style:table-column-properties style:column-width="6.604cm" style:rel-column-width="3744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officeooo:rsid="00167c6d" officeooo:paragraph-rsid="00167c6d" style:font-size-asian="12.25pt" style:font-size-complex="14pt"/>
    </style:style>
    <style:style style:name="P2" style:family="paragraph" style:parent-style-name="Standard">
      <style:text-properties fo:font-size="14pt" officeooo:rsid="001bc7bb" officeooo:paragraph-rsid="001bc7bb" style:font-size-asian="12.25pt" style:font-size-complex="14pt"/>
    </style:style>
    <style:style style:name="P3" style:family="paragraph" style:parent-style-name="Table_20_Contents">
      <style:text-properties fo:font-size="14pt" style:font-size-asian="12.25pt" style:font-size-complex="14pt"/>
    </style:style>
    <style:style style:name="P4" style:family="paragraph" style:parent-style-name="Table_20_Contents">
      <style:text-properties fo:font-size="14pt" officeooo:rsid="00167c6d" officeooo:paragraph-rsid="00167c6d" style:font-size-asian="12.25pt" style:font-size-complex="14pt"/>
    </style:style>
    <style:style style:name="P5" style:family="paragraph" style:parent-style-name="Table_20_Contents">
      <style:text-properties fo:font-size="14pt" officeooo:rsid="001ec841" officeooo:paragraph-rsid="001ec841" style:font-size-asian="12.25pt" style:font-size-complex="14pt"/>
    </style:style>
    <style:style style:name="P6" style:family="paragraph" style:parent-style-name="Table_20_Contents">
      <style:text-properties fo:font-size="9pt" officeooo:rsid="0016c059" officeooo:paragraph-rsid="0016c059" style:font-size-asian="9pt" style:font-size-complex="9pt"/>
    </style:style>
    <style:style style:name="P7" style:family="paragraph" style:parent-style-name="Table_20_Contents">
      <style:text-properties fo:font-size="9pt" officeooo:rsid="001b5095" officeooo:paragraph-rsid="001b5095" style:font-size-asian="9pt" style:font-size-complex="9pt"/>
    </style:style>
    <style:style style:name="P8" style:family="paragraph" style:parent-style-name="Table_20_Contents">
      <style:text-properties fo:font-size="9pt" officeooo:rsid="00167c6d" officeooo:paragraph-rsid="00167c6d" style:font-size-asian="9pt" style:font-size-complex="9pt"/>
    </style:style>
    <style:style style:name="P9" style:family="paragraph" style:parent-style-name="Table_20_Contents">
      <style:text-properties fo:font-size="9pt" officeooo:rsid="00167c6d" officeooo:paragraph-rsid="001bc7bb" style:font-size-asian="9pt" style:font-size-complex="9pt"/>
    </style:style>
    <style:style style:name="P10" style:family="paragraph" style:parent-style-name="Table_20_Contents">
      <style:text-properties fo:font-size="9pt" officeooo:rsid="001d1da1" officeooo:paragraph-rsid="001d1da1" style:font-size-asian="9pt" style:font-size-complex="9pt"/>
    </style:style>
    <style:style style:name="P11" style:family="paragraph" style:parent-style-name="Table_20_Contents">
      <style:text-properties fo:font-size="9pt" officeooo:rsid="001bc7bb" officeooo:paragraph-rsid="001bc7bb" style:font-size-asian="9pt" style:font-size-complex="9pt"/>
    </style:style>
    <style:style style:name="P12" style:family="paragraph" style:parent-style-name="Table_20_Contents">
      <style:text-properties fo:font-size="9pt" officeooo:rsid="001bc7bb" officeooo:paragraph-rsid="001d1da1" style:font-size-asian="9pt" style:font-size-complex="9pt"/>
    </style:style>
    <style:style style:name="P13" style:family="paragraph" style:parent-style-name="Table_20_Contents">
      <style:text-properties fo:font-size="9pt" officeooo:rsid="0019fce6" officeooo:paragraph-rsid="0019fce6" style:font-size-asian="9pt" style:font-size-complex="9pt"/>
    </style:style>
    <style:style style:name="P14" style:family="paragraph" style:parent-style-name="Table_20_Contents">
      <style:text-properties fo:font-size="9pt" officeooo:rsid="00185d2c" officeooo:paragraph-rsid="00185d2c" style:font-size-asian="9pt" style:font-size-complex="9pt"/>
    </style:style>
    <style:style style:name="T1" style:family="text">
      <style:text-properties officeooo:rsid="001bc7bb"/>
    </style:style>
    <style:style style:name="T2" style:family="text">
      <style:text-properties officeooo:rsid="001d1da1"/>
    </style:style>
    <style:style style:name="T3" style:family="text">
      <style:text-properties officeooo:rsid="001ec84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www.davids.pro/2013/09/selbststaendig-vs-unternehmer/" text:style-name="Internet_20_link" text:visited-style-name="Visited_20_Internet_20_Link">http://www.davids.pro/2013/09/selbststaendig-vs-unternehmer/</text:a></text:p>
      <text:p text:style-name="P1"><text:a xlink:type="simple" xlink:href="https://www.gulp.de/knowledge-base/recht-und-steuern/unternehmer-selbststaendiger-oder-freiberufler.html" text:style-name="Internet_20_link" text:visited-style-name="Visited_20_Internet_20_Link">https://www.gulp.de/knowledge-base/recht-und-steuern/unternehmer-selbststaendiger-oder-freiberufler.html</text:a></text:p>
      <text:p text:style-name="P1"><text:a xlink:type="simple" xlink:href="http://www.unternehmercoach.com/coach-unternehmer-coaching-glaubenssaetze-selbstaendige-unternehmer.htm" text:style-name="Internet_20_link" text:visited-style-name="Visited_20_Internet_20_Link">http://www.unternehmercoach.com/coach-unternehmer-coaching-glaubenssaetze-selbstaendige-unternehmer.htm</text:a></text:p>
      <text:p text:style-name="P1"><text:a xlink:type="simple" xlink:href="https://www.fuer-gruender.de/wissen/existenzgruendung-planen/recht-und-steuern/rechtsform/" text:style-name="Internet_20_link" text:visited-style-name="Visited_20_Internet_20_Link">https://www.fuer-gruender.de/wissen/existenzgruendung-planen/recht-und-steuern/rechtsform/</text:a></text:p>
      <text:p text:style-name="P2"><text:a xlink:type="simple" xlink:href="https://www.ihk-berlin.de/blob/bihk24/Service-und-Beratung/Existenzgruendung/downloads/2264144/9c174ebb607612f0a1a3188648f73cfe/Versicherungen-data.pdf" text:style-name="Internet_20_link" text:visited-style-name="Visited_20_Internet_20_Link">https://www.ihk-berlin.de/blob/bihk24/Service-und-Beratung/Existenzgruendung/downloads/2264144/9c174ebb607612f0a1a3188648f73cfe/Versicherungen-data.pdf</text:a></text:p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6">Führungsart</text:p>
          </table:table-cell>
          <table:table-cell table:style-name="Tabelle1.A1" office:value-type="string">
            <text:p text:style-name="P8">Selbstständig</text:p>
          </table:table-cell>
          <table:table-cell table:style-name="Tabelle1.C1" office:value-type="string">
            <text:p text:style-name="P8">Großunternehmensführung</text:p>
          </table:table-cell>
        </table:table-row>
        <table:table-row>
          <table:table-cell table:style-name="Tabelle1.A2" office:value-type="string">
            <text:p text:style-name="P7">Beschreibung</text:p>
          </table:table-cell>
          <table:table-cell table:style-name="Tabelle1.A2" office:value-type="string">
            <text:p text:style-name="P7"><text:span text:style-name="T1">- eigenes</text:span> selbstständiges Arbeiten,</text:p>
            <text:p text:style-name="P7"><text:span text:style-name="T1">- große</text:span> gestalterische Freiheiten</text:p>
          </table:table-cell>
          <table:table-cell table:style-name="Tabelle1.C2" office:value-type="string">
            <text:p text:style-name="P10">- System mit minimalem Eigenanteil</text:p>
            <text:p text:style-name="P10">- <text:span text:style-name="T3">Schaffung &amp; Vermarktung eines Produktes/Dienstleistung</text:span></text:p>
          </table:table-cell>
        </table:table-row>
        <table:table-row>
          <table:table-cell table:style-name="Tabelle1.A2" office:value-type="string">
            <text:p text:style-name="P10">Allgemein langfristiges Ziel</text:p>
          </table:table-cell>
          <table:table-cell table:style-name="Tabelle1.A2" office:value-type="string">
            <text:p text:style-name="P10">- gutes Einkommen</text:p>
            <text:p text:style-name="P10">- Vorsorge für Zukunft</text:p>
          </table:table-cell>
          <table:table-cell table:style-name="Tabelle1.C2" office:value-type="string">
            <text:p text:style-name="P10">- passives Einkommen [Geld ohne das man selber was macht]</text:p>
            <text:p text:style-name="P10">- finanzielles/gesellschaftliches Erbe</text:p>
          </table:table-cell>
        </table:table-row>
        <table:table-row>
          <table:table-cell table:style-name="Tabelle1.A2" office:value-type="string">
            <text:p text:style-name="P6">Relevante Unternehmen</text:p>
          </table:table-cell>
          <table:table-cell table:style-name="Tabelle1.A2" office:value-type="string">
            <text:p text:style-name="P9"><text:span text:style-name="T1">- </text:span>Start-up</text:p>
            <text:p text:style-name="P11">- Familienunternehmen</text:p>
          </table:table-cell>
          <table:table-cell table:style-name="Tabelle1.C2" office:value-type="string">
            <text:p text:style-name="P9"><text:span text:style-name="T1">- </text:span>Konzerne</text:p>
            <text:p text:style-name="P9"><text:span text:style-name="T1">- </text:span>Großunternehmen</text:p>
          </table:table-cell>
        </table:table-row>
        <table:table-row>
          <table:table-cell table:style-name="Tabelle1.A2" office:value-type="string">
            <text:p text:style-name="P6">Sinnvolle Rechtsformen</text:p>
          </table:table-cell>
          <table:table-cell table:style-name="Tabelle1.A2" office:value-type="string">
            <text:p text:style-name="P6"><text:span text:style-name="T1">- </text:span>Einzelunternehmen</text:p>
            <text:p text:style-name="P6"><text:span text:style-name="T1">- Freiberuflichkeit</text:span></text:p>
            <text:p text:style-name="P6"><text:span text:style-name="T1">- </text:span>Ein-Personen-GMBH</text:p>
          </table:table-cell>
          <table:table-cell table:style-name="Tabelle1.C2" office:value-type="string">
            <text:p text:style-name="P6"><text:span text:style-name="T1">- </text:span>Kapitalgesellschaft</text:p>
            <text:p text:style-name="P6">(→ AG, KGaA, GmbH)</text:p>
          </table:table-cell>
        </table:table-row>
        <table:table-row>
          <table:table-cell table:style-name="Tabelle1.A2" office:value-type="string">
            <text:p text:style-name="P14">→ Eigenschaften der Rechtsformen</text:p>
          </table:table-cell>
          <table:table-cell table:style-name="Tabelle1.A2" office:value-type="string">
            <text:p text:style-name="P14"><text:span text:style-name="T1">- </text:span>Gründung einzeln möglich</text:p>
            <text:p text:style-name="P14"><text:span text:style-name="T1">- </text:span>selbst bestimmende Führung</text:p>
            <text:p text:style-name="P13"><text:span text:style-name="T1">- </text:span>Haftung mit Eigenkapital</text:p>
          </table:table-cell>
          <table:table-cell table:style-name="Tabelle1.C2" office:value-type="string">
            <text:p text:style-name="P14"><text:span text:style-name="T1">- </text:span>U.a. mehrere Gründer nötig</text:p>
            <text:p text:style-name="P14"><text:span text:style-name="T1">- </text:span>mehrere Vorgeschriebene Organe (überwachend, beschließend)</text:p>
            <text:p text:style-name="P13"><text:span text:style-name="T1">- </text:span>Haftung nur mit Geschäftskapital</text:p>
          </table:table-cell>
        </table:table-row>
        <table:table-row>
          <table:table-cell table:style-name="Tabelle1.A2" office:value-type="string">
            <text:p text:style-name="P7">Versicherung<text:span text:style-name="T1">en /</text:span></text:p>
            <text:p text:style-name="P11">-losigkeit <text:span text:style-name="T2">speziell bei der Stellung</text:span></text:p>
          </table:table-cell>
          <table:table-cell table:style-name="Tabelle1.A2" office:value-type="string">
            <text:p text:style-name="P11">- Arbeitsunfähigkeits- &amp; Krankentagegeldversicherung freiwillig</text:p>
            <text:p text:style-name="P11">- freiwillige Rentenversicherung</text:p>
            <text:p text:style-name="P11">- freiwillige Geschäftsversicherung (Einbruch, Feuer, Sturm, Wasserschade<text:span text:style-name="T2">n</text:span> …)</text:p>
          </table:table-cell>
          <table:table-cell table:style-name="Tabelle1.C2" office:value-type="string">
            <text:p text:style-name="P7"><text:span text:style-name="T1">- </text:span>Vorstand als <text:span text:style-name="T1">B</text:span>eschäftigte solange keine <text:span text:style-name="T1">Aktienmehrheit</text:span></text:p>
            <text:p text:style-name="P12">- <text:span text:style-name="T2">trotzdem gemeinsame Entscheidung über <text:s/></text:span>Geschäftsversicherung <text:span text:style-name="T2">und ähnliches</text:span>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C2" office:value-type="string">
            <text:p text:style-name="P3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tilliumText22L-Regular" svg:font-family="TitilliumText22L-Regular, sans-serif"/>
    <style:font-face style:name="FreeSans1" svg:font-family="FreeSans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5:20:25.242158605</meta:creation-date>
    <dc:date>2018-01-03T19:49:16.439714335</dc:date>
    <meta:editing-duration>PT1H16M18S</meta:editing-duration>
    <meta:editing-cycles>1</meta:editing-cycles>
    <meta:document-statistic meta:table-count="1" meta:image-count="0" meta:object-count="0" meta:page-count="1" meta:paragraph-count="43" meta:word-count="145" meta:character-count="1674" meta:non-whitespace-character-count="1571"/>
    <meta:generator>LibreOffice/5.2.7.2$Linux_X86_64 LibreOffice_project/20m0$Build-2</meta:generator>
  </office:meta>
</office:document-meta>
</file>